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8701in"/>
    </style:style>
    <style:style style:name="co5" style:family="table-column">
      <style:table-column-properties fo:break-before="auto" style:column-width="0.6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Proposal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Final Project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5" office:value-type="float" office:value="0.75" calcext:value-type="float">
            <text:p>0.7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5-11T11:09:46.560104051</dc:date>
    <meta:editing-duration>PT22H25M9S</meta:editing-duration>
    <meta:editing-cycles>78</meta:editing-cycles>
    <meta:document-statistic meta:table-count="1" meta:cell-count="182" meta:object-count="0"/>
  </office:meta>
</office:document-meta>
</file>